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1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vertical-align="middle"/>
    </style:style>
    <style:style style:name="gr2" style:family="graphic" style:parent-style-name="standard">
      <style:graphic-properties draw:fill="none" draw:opacity="0%" draw:textarea-vertical-align="middle"/>
    </style:style>
    <style:style style:name="gr3" style:family="graphic" style:parent-style-name="standard">
      <style:graphic-properties svg:stroke-width="0.053cm" svg:stroke-color="#ffffff" draw:marker-start-width="0.279cm" draw:marker-end-width="0.279cm" draw:stroke-linejoin="round" draw:fill-color="#000000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color="#ffffff" svg:stroke-opacity="0%" draw:stroke-linejoin="round" draw:fill-color="#ffffff" draw:textarea-vertical-align="middle"/>
    </style:style>
    <style:style style:name="gr5" style:family="graphic" style:parent-style-name="standard">
      <style:graphic-properties svg:stroke-width="0.053cm" svg:stroke-color="#ffffff" draw:marker-start-width="0.279cm" draw:marker-end-width="0.279cm" draw:fill-color="#000000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ffffff" draw:marker-start-width="0.252cm" draw:marker-end-width="0.252cm" draw:stroke-linejoin="round" draw:fill-color="#000000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ffffff" svg:stroke-opacity="0%" draw:stroke-linejoin="round" draw:fill-color="#ffffff" draw:textarea-vertical-align="middle" fo:padding-top="0.151cm" fo:padding-bottom="0.151cm" fo:padding-left="0.276cm" fo:padding-right="0.276cm"/>
    </style:style>
    <style:style style:name="gr8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draw:fill="solid" draw:fill-color="#000000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" style:family="graphic" style:parent-style-name="standard" style:list-style-name="L2">
      <style:graphic-properties draw:stroke="solid" svg:stroke-width="0cm" svg:stroke-color="#ffffff" draw:marker-start="" draw:marker-start-width="0.2cm" draw:marker-start-center="false" draw:marker-end="" draw:marker-end-width="0.2cm" draw:marker-end-center="false" svg:stroke-opacity="0%" draw:stroke-linejoin="round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co1" style:family="table-column">
      <style:table-column-properties style:column-width="1.753cm" style:use-optimal-column-width="false"/>
    </style:style>
    <style:style style:name="co2" style:family="table-column">
      <style:table-column-properties style:column-width="1.751cm" style:use-optimal-column-width="false"/>
    </style:style>
    <style:style style:name="ro1" style:family="table-row">
      <style:table-row-properties style:row-height="0.745cm"/>
    </style:style>
    <style:style style:name="ro2" style:family="table-row">
      <style:table-row-properties style:row-height="0.503cm"/>
    </style:style>
    <style:style style:name="ro3" style:family="table-row">
      <style:table-row-properties style:row-height="0.973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6pt" style:font-size-asian="4pt" style:font-size-complex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.8cm" svg:height="1.8cm" svg:x="1.2cm" svg:y="5.9cm">
          <text:p/>
        </draw:rect>
        <draw:rect draw:style-name="gr1" draw:text-style-name="P1" draw:layer="layout" svg:width="1.8cm" svg:height="1.8cm" svg:x="3.2cm" svg:y="3.9cm">
          <text:p/>
        </draw:rect>
        <draw:rect draw:style-name="gr1" draw:text-style-name="P1" draw:layer="layout" svg:width="1.8cm" svg:height="1.8cm" svg:x="5.197cm" svg:y="1.9cm">
          <text:p/>
        </draw:rect>
        <draw:rect draw:style-name="gr1" draw:text-style-name="P1" draw:layer="layout" svg:width="1.8cm" svg:height="1.8cm" svg:x="3.197cm" svg:y="1.9cm">
          <text:p/>
        </draw:rect>
        <draw:rect draw:style-name="gr2" draw:text-style-name="P1" draw:layer="layout" svg:width="1.8cm" svg:height="1.8cm" svg:x="1.197cm" svg:y="1.9cm">
          <text:p/>
        </draw:rect>
        <draw:path draw:style-name="gr3" draw:text-style-name="P1" draw:layer="layout" svg:width="0.856cm" svg:height="0.799cm" svg:x="1.996cm" svg:y="2.4cm" svg:viewBox="0 0 857 800" svg:d="M77 0c215 0 588 19 780 419-223 381-557 381-784 381-92-252-104-490 4-800z">
          <text:p/>
        </draw:path>
        <draw:path draw:style-name="gr4" draw:text-style-name="P1" draw:layer="layout" svg:width="0.618cm" svg:height="0.27cm" svg:x="2.131cm" svg:y="2.49cm" svg:viewBox="0 0 619 271" svg:d="M15 0c143 0 411 38 604 271-281-161-550-161-619-142 0-19 0-77 15-129z">
          <text:p/>
        </draw:path>
        <draw:path draw:style-name="gr3" draw:text-style-name="P1" draw:layer="layout" svg:width="0.449cm" svg:height="0.128cm" svg:x="1.539cm" svg:y="2.4cm" svg:viewBox="0 0 450 129" svg:d="M15 33c177 0 231-19 435-33-12 29-31 71-35 129-238-39-177-39-415-39 0-9 8-42 15-57z">
          <text:p/>
        </draw:path>
        <draw:path draw:style-name="gr3" draw:text-style-name="P1" draw:layer="layout" svg:width="0.625cm" svg:height="0.147cm" svg:x="1.297cm" svg:y="2.71cm" svg:viewBox="0 0 626 148" svg:d="M15 33c177 0 408-19 611-33-7 43-7 110 0 148-238-38-388-58-626-58 0-9 8-42 15-57z">
          <text:p/>
        </draw:path>
        <draw:path draw:style-name="gr3" draw:text-style-name="P1" draw:layer="layout" svg:width="0.456cm" svg:height="0.132cm" svg:x="1.531cm" svg:y="3.057cm" svg:viewBox="0 0 457 133" svg:d="M8 29c176 0 215-15 418-29 8 43 20 90 31 133-130-19-188-19-242-28-54-5-107-15-215-15 0-9 0-47 8-61z">
          <text:p/>
        </draw:path>
        <draw:rect draw:style-name="gr1" draw:text-style-name="P1" draw:layer="layout" svg:width="1.8cm" svg:height="1.8cm" svg:x="1.2cm" svg:y="3.9cm">
          <text:p/>
        </draw:rect>
        <draw:path draw:style-name="gr3" draw:text-style-name="P1" draw:layer="layout" svg:width="1.499cm" svg:height="1.099cm" svg:x="3.337cm" svg:y="4.202cm" svg:viewBox="0 0 1500 1100" svg:d="M0 1004c0-276 36-754 786-1004 714 284 714 713 714 1004-474 120-920 135-1500 0z">
          <text:p/>
        </draw:path>
        <draw:path draw:style-name="gr4" draw:text-style-name="P1" draw:layer="layout" svg:width="0.508cm" svg:height="0.796cm" svg:x="3.507cm" svg:y="4.334cm" svg:viewBox="0 0 509 797" svg:d="M0 776c0-182 71-528 509-776-304 363-304 707-268 797-36 0-142 0-241-21z">
          <text:p/>
        </draw:path>
        <draw:custom-shape draw:style-name="gr5" draw:text-style-name="P1" draw:layer="layout" svg:width="0.866cm" svg:height="0.6cm" svg:x="6cm" svg:y="2.2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1" draw:layer="layout" svg:width="0.86cm" svg:height="0.623cm" svg:x="6cm" svg:y="2.695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g>
          <draw:path draw:style-name="gr6" draw:text-style-name="P1" draw:layer="layout" svg:width="1.056cm" svg:height="0.599cm" svg:x="5.9cm" svg:y="2.436cm" svg:viewBox="0 0 1057 600" svg:d="M92 0c266 0 725 14 965 314-273 286-685 286-965 286-115-189-130-368 0-600z">
            <text:p/>
          </draw:path>
          <draw:path draw:style-name="gr7" draw:text-style-name="P1" draw:layer="layout" svg:width="0.763cm" svg:height="0.203cm" svg:x="6.064cm" svg:y="2.504cm" svg:viewBox="0 0 764 204" svg:d="M18 0c175 0 507 29 746 204-347-122-679-122-764-108 0-14-1-57 18-96z">
            <text:p/>
          </draw:path>
        </draw:g>
        <draw:custom-shape draw:style-name="gr5" draw:text-style-name="P1" draw:layer="layout" svg:width="0.964cm" svg:height="0.658cm" svg:x="1.849cm" svg:y="4.071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1" draw:layer="layout" svg:width="0.958cm" svg:height="0.683cm" svg:x="1.855cm" svg:y="4.72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g>
          <draw:path draw:style-name="gr6" draw:text-style-name="P1" draw:layer="layout" svg:width="1.176cm" svg:height="0.657cm" svg:x="1.748cm" svg:y="4.4cm" svg:viewBox="0 0 1177 658" svg:d="M102 0c296 0 807 15 1075 344-304 314-763 314-1075 314-128-207-144-404 0-658z">
            <text:p/>
          </draw:path>
          <draw:path draw:style-name="gr7" draw:text-style-name="P1" draw:layer="layout" svg:width="0.849cm" svg:height="0.223cm" svg:x="1.931cm" svg:y="4.475cm" svg:viewBox="0 0 850 224" svg:d="M20 0c195 0 564 32 830 224-386-134-755-134-850-119 0-15-1-62 20-105z">
            <text:p/>
          </draw:path>
        </draw:g>
        <draw:path draw:style-name="gr3" draw:text-style-name="P1" draw:layer="layout" svg:width="0.3cm" svg:height="0.14cm" svg:x="1.399cm" svg:y="4.4cm" svg:viewBox="0 0 301 141" svg:d="M10 36c118 0 155-21 291-36-8 32-22 78-24 141-159-42-118-42-277-42 0-10 6-46 10-63z">
          <text:p/>
        </draw:path>
        <draw:path draw:style-name="gr3" draw:text-style-name="P1" draw:layer="layout" svg:width="0.418cm" svg:height="0.161cm" svg:x="1.254cm" svg:y="4.619cm" svg:viewBox="0 0 419 162" svg:d="M10 36c118 0 273-21 409-36-6 47-6 121 0 162-160-41-260-63-419-63 0-10 6-46 10-63z">
          <text:p/>
        </draw:path>
        <draw:path draw:style-name="gr3" draw:text-style-name="P1" draw:layer="layout" svg:width="0.304cm" svg:height="0.145cm" svg:x="1.393cm" svg:y="4.839cm" svg:viewBox="0 0 305 146" svg:d="M6 32c118 0 143-17 279-32 4 47 12 99 20 146-87-21-126-21-161-31-36-5-72-16-144-16 0-10 0-52 6-67z">
          <text:p/>
        </draw:path>
        <draw:path draw:style-name="gr3" draw:text-style-name="P1" draw:layer="layout" svg:width="0.575cm" svg:height="0.399cm" svg:x="5.298cm" svg:y="2.555cm" svg:viewBox="0 0 576 400" svg:d="M2 45c179-91 174 61 280 45 92 11 96-137 289-75-31 96-71 252 5 349-183-123-172 36-294 36-121 0-136-152-280-55 0-10-4-286 0-300z">
          <text:p/>
        </draw:path>
        <draw:rect draw:style-name="gr1" draw:text-style-name="P1" draw:layer="layout" svg:width="1.8cm" svg:height="1.8cm" svg:x="5.2cm" svg:y="3.9cm">
          <text:p/>
        </draw:rect>
        <draw:path draw:style-name="gr3" draw:text-style-name="P1" draw:layer="layout" svg:width="1.499cm" svg:height="1.3cm" svg:x="5.33cm" svg:y="4.146cm" svg:viewBox="0 0 1500 1301" svg:d="M1500 432c0 372-625 620-750 869-125-249-750-373-750-869 0-372 375-620 750-248 375-372 750-124 750 248z">
          <text:p/>
        </draw:path>
        <draw:path draw:style-name="gr4" draw:text-style-name="P1" draw:layer="layout" svg:width="0.508cm" svg:height="0.628cm" svg:x="6.151cm" svg:y="4.466cm" svg:viewBox="0 0 509 629" svg:d="M509 16c0 144-71 417-509 613 304-287 304-558 268-629 36 0 142 0 241 16z">
          <text:p/>
        </draw:path>
        <draw:custom-shape draw:style-name="gr5" draw:text-style-name="P1" draw:layer="layout" svg:width="0.866cm" svg:height="0.6cm" draw:transform="rotate (-1.57079632679579) translate (4.8cm 2.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1" draw:layer="layout" svg:width="0.86cm" svg:height="0.623cm" draw:transform="rotate (1.56817833291661) translate (3.475cm 3.4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g>
          <draw:path draw:style-name="gr6" draw:text-style-name="P1" draw:layer="layout" svg:width="0.699cm" svg:height="1.056cm" svg:x="3.8cm" svg:y="2.443cm" svg:viewBox="0 0 700 1057" svg:d="M700 92c0 266-17 725-367 965-333-273-333-685-333-965 221-115 429-130 700 0z">
            <text:p/>
          </draw:path>
          <draw:path draw:style-name="gr7" draw:text-style-name="P1" draw:layer="layout" svg:width="0.236cm" svg:height="0.763cm" svg:x="4.183cm" svg:y="2.608cm" svg:viewBox="0 0 237 764" svg:d="M237 18c0 175-33 507-237 746 142-347 141-679 124-764 17 0 68-1 113 18z">
            <text:p/>
          </draw:path>
        </draw:g>
        <draw:path draw:style-name="gr3" draw:text-style-name="P1" draw:layer="layout" svg:width="0.422cm" svg:height="0.444cm" svg:x="3.9cm" svg:y="1.998cm" svg:viewBox="0 0 423 445" svg:d="M400 2c91 179-116 94-100 200-11 92 162 2 100 195-96-31-260-28-357 48 123-183-43-121-43-243 0-121 197-56 100-200 10 0 286-4 300 0z">
          <text:p/>
        </draw:path>
        <draw:path draw:style-name="gr8" draw:text-style-name="P2" draw:layer="layout" svg:width="1.54cm" svg:height="1.499cm" svg:x="1.359cm" svg:y="6cm" svg:viewBox="0 0 1541 1500" svg:d="M749 1500c-924 0-924-750-375-1500 0 750 440 857 661 321 0 429 330 643 440 322 109 428 200 857-726 857z">
          <text:p/>
        </draw:path>
        <draw:path draw:style-name="gr9" draw:text-style-name="P2" draw:layer="layout" svg:width="1.169cm" svg:height="0.857cm" svg:x="1.554cm" svg:y="6.643cm" svg:viewBox="0 0 1170 858" svg:d="M511 857c-323 14-661-214-441-857 110 321 331 964 661 107 0 536 266 442 439 214 0 215-322 550-659 536z">
          <text:p/>
        </draw:path>
        <draw:frame draw:style-name="standard" draw:layer="layout" svg:width="5.256cm" svg:height="2.22cm" svg:x="3.548cm" svg:y="6.4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Ballistic round</text:span></text:p>
              </table:table-cell>
              <table:table-cell>
                <text:p text:style-name="P1"><text:span text:style-name="T2">Ballistic Missile</text:span></text:p>
              </table:table-cell>
              <table:table-cell>
                <text:p text:style-name="P1"><text:span text:style-name="T1">Guided missile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Rocket</text:span></text:p>
              </table:table-cell>
              <table:table-cell>
                <text:p text:style-name="P1"><text:span text:style-name="T2">Mine</text:span></text:p>
              </table:table-cell>
              <table:table-cell>
                <text:p text:style-name="P1"><text:span text:style-name="T2">Health</text:span></text:p>
              </table:table-cell>
            </table:table-row>
            <table:table-row table:style-name="ro3" table:default-cell-style-name="ce1">
              <table:table-cell>
                <text:p text:style-name="P1"><text:span text:style-name="T2">Firestorm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4-01-20T19:56:47.40</meta:creation-date>
    <dc:date>2024-02-03T14:23:17.73</dc:date>
    <meta:editing-duration>PT4H19M45S</meta:editing-duration>
    <meta:editing-cycles>6</meta:editing-cycles>
    <meta:generator>OpenOffice/4.1.13$Win32 OpenOffice.org_project/4113m1$Build-9810</meta:generator>
    <meta:document-statistic meta:object-count="39"/>
  </office:meta>
</office:document-meta>
</file>